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title&gt;W3.CSS Template&lt;/title&gt;</text:p>
      <text:p text:style-name="Standard">&lt;meta charset="UTF-8"&gt;</text:p>
      <text:p text:style-name="Standard">&lt;meta name="viewport" content="width=device-width, initial-scale=1"&gt;</text:p>
      <text:p text:style-name="Standard">&lt;link rel="stylesheet" href="https://www.w3schools.com/w3css/4/w3.css"&gt;</text:p>
      <text:p text:style-name="Standard">&lt;link rel="stylesheet" href="https://fonts.googleapis.com/css?family=Raleway"&gt;</text:p>
      <text:p text:style-name="Standard">&lt;link rel="stylesheet" href="https://cdnjs.cloudflare.com/ajax/libs/font-awesome/4.7.0/css/font-awesome.min.css"&gt;</text:p>
      <text:p text:style-name="Standard">&lt;style&gt;</text:p>
      <text:p text:style-name="Standard">body,h1,h2,h3,h4,h5,h6 {font-family: "Raleway", Arial, Helvetica, sans-serif}</text:p>
      <text:p text:style-name="Standard">.myLink {display: none}</text:p>
      <text:p text:style-name="Standard">&lt;/style&gt;</text:p>
      <text:p text:style-name="Standard">&lt;body class="w3-light-grey"&gt;</text:p>
      <text:p text:style-name="Standard"/>
      <text:p text:style-name="Standard">&lt;!-- Navigation Bar --&gt;</text:p>
      <text:p text:style-name="Standard">&lt;div class="w3-bar w3-white w3-border-bottom w3-xlarge"&gt;</text:p>
      <text:p text:style-name="Standard"><text:s text:c="2"/>&lt;a href="#" class="w3-bar-item w3-button w3-text-red w3-hover-red"&gt;&lt;b&gt;&lt;i class="fa fa-map-marker w3-margin-right"&gt;&lt;/i&gt;Logo&lt;/b&gt;&lt;/a&gt;</text:p>
      <text:p text:style-name="Standard"><text:s text:c="2"/>&lt;a href="#" class="w3-bar-item w3-button w3-right w3-hover-red w3-text-grey"&gt;&lt;i class="fa fa-search"&gt;&lt;/i&gt;&lt;/a&gt;</text:p>
      <text:p text:style-name="Standard">&lt;/div&gt;</text:p>
      <text:p text:style-name="Standard"/>
      <text:p text:style-name="Standard">&lt;!-- Header --&gt;</text:p>
      <text:p text:style-name="Standard">&lt;header class="w3-display-container w3-content w3-hide-small" style="max-width:1500px"&gt;</text:p>
      <text:p text:style-name="Standard"><text:s text:c="2"/>&lt;img class="w3-image" src="/w3images/london2.jpg" alt="London" width="1500" height="700"&gt;</text:p>
      <text:p text:style-name="Standard"><text:s text:c="2"/>&lt;div class="w3-display-middle" style="width:65%"&gt;</text:p>
      <text:p text:style-name="Standard"><text:s text:c="4"/>&lt;div class="w3-bar w3-black"&gt;</text:p>
      <text:p text:style-name="Standard"><text:s text:c="6"/>&lt;button class="w3-bar-item w3-button tablink" onclick="openLink(event, 'Flight');"&gt;&lt;i class="fa fa-plane w3-margin-right"&gt;&lt;/i&gt;Flight&lt;/button&gt;</text:p>
      <text:p text:style-name="Standard"><text:s text:c="6"/>&lt;button class="w3-bar-item w3-button tablink" onclick="openLink(event, 'Hotel');"&gt;&lt;i class="fa fa-bed w3-margin-right"&gt;&lt;/i&gt;Hotel&lt;/button&gt;</text:p>
      <text:p text:style-name="Standard"><text:s text:c="6"/>&lt;button class="w3-bar-item w3-button tablink" onclick="openLink(event, 'Car');"&gt;&lt;i class="fa fa-car w3-margin-right"&gt;&lt;/i&gt;Rental&lt;/button&gt;</text:p>
      <text:p text:style-name="Standard"><text:s text:c="4"/>&lt;/div&gt;</text:p>
      <text:p text:style-name="Standard"/>
      <text:p text:style-name="Standard"><text:s text:c="4"/>&lt;!-- Tabs --&gt;</text:p>
      <text:p text:style-name="Standard"><text:s text:c="4"/>&lt;div id="Flight" class="w3-container w3-white w3-padding-16 myLink"&gt;</text:p>
      <text:p text:style-name="Standard"><text:s text:c="6"/>&lt;h3&gt;Travel the world with us&lt;/h3&gt;</text:p>
      <text:p text:style-name="Standard"><text:s text:c="6"/>&lt;div class="w3-row-padding" style="margin:0 -16px;"&gt;</text:p>
      <text:p text:style-name="Standard"><text:s text:c="8"/>&lt;div class="w3-half"&gt;</text:p>
      <text:p text:style-name="Standard"><text:s text:c="10"/>&lt;label&gt;From&lt;/label&gt;</text:p>
      <text:p text:style-name="Standard"><text:s text:c="10"/>&lt;input class="w3-input w3-border" type="text" placeholder="Departing from"&gt;</text:p>
      <text:p text:style-name="Standard"><text:s text:c="8"/>&lt;/div&gt;</text:p>
      <text:p text:style-name="Standard"><text:s text:c="8"/>&lt;div class="w3-half"&gt;</text:p>
      <text:p text:style-name="Standard"><text:s text:c="10"/>&lt;label&gt;To&lt;/label&gt;</text:p>
      <text:p text:style-name="Standard"><text:s text:c="10"/>&lt;input class="w3-input w3-border" type="text" placeholder="Arriving at"&gt;</text:p>
      <text:p text:style-name="Standard"><text:s text:c="8"/>&lt;/div&gt;</text:p>
      <text:p text:style-name="Standard"><text:s text:c="6"/>&lt;/div&gt;</text:p>
      <text:p text:style-name="Standard"><text:s text:c="6"/>&lt;p&gt;&lt;button class="w3-button w3-dark-grey"&gt;Search and find dates&lt;/button&gt;&lt;/p&gt;</text:p>
      <text:p text:style-name="Standard"><text:s text:c="4"/>&lt;/div&gt;</text:p>
      <text:p text:style-name="Standard"><text:soft-page-break/></text:p>
      <text:p text:style-name="Standard"><text:s text:c="4"/>&lt;div id="Hotel" class="w3-container w3-white w3-padding-16 myLink"&gt;</text:p>
      <text:p text:style-name="Standard"><text:s text:c="6"/>&lt;h3&gt;Find the best hotels&lt;/h3&gt;</text:p>
      <text:p text:style-name="Standard"><text:s text:c="6"/>&lt;p&gt;Book a hotel with us and get the best fares and promotions.&lt;/p&gt;</text:p>
      <text:p text:style-name="Standard"><text:s text:c="6"/>&lt;p&gt;We know hotels - we know comfort.&lt;/p&gt;</text:p>
      <text:p text:style-name="Standard"><text:s text:c="6"/>&lt;p&gt;&lt;button class="w3-button w3-dark-grey"&gt;Search Hotels&lt;/button&gt;&lt;/p&gt;</text:p>
      <text:p text:style-name="Standard"><text:s text:c="4"/>&lt;/div&gt;</text:p>
      <text:p text:style-name="Standard"/>
      <text:p text:style-name="Standard"><text:s text:c="4"/>&lt;div id="Car" class="w3-container w3-white w3-padding-16 myLink"&gt;</text:p>
      <text:p text:style-name="Standard"><text:s text:c="6"/>&lt;h3&gt;Best car rental in the world!&lt;/h3&gt;</text:p>
      <text:p text:style-name="Standard"><text:s text:c="6"/>&lt;p&gt;&lt;span class="w3-tag w3-deep-orange"&gt;DISCOUNT!&lt;/span&gt; Special offer if you book today: 25% off anywhere in the world with CarServiceRentalRUs&lt;/p&gt;</text:p>
      <text:p text:style-name="Standard"><text:s text:c="6"/>&lt;input class="w3-input w3-border" type="text" placeholder="Pick-up point"&gt;</text:p>
      <text:p text:style-name="Standard"><text:s text:c="6"/>&lt;p&gt;&lt;button class="w3-button w3-dark-grey"&gt;Search Availability&lt;/button&gt;&lt;/p&gt;</text:p>
      <text:p text:style-name="Standard"><text:s text:c="4"/>&lt;/div&gt;</text:p>
      <text:p text:style-name="Standard"><text:s text:c="2"/>&lt;/div&gt;</text:p>
      <text:p text:style-name="Standard">&lt;/header&gt;</text:p>
      <text:p text:style-name="Standard"/>
      <text:p text:style-name="Standard">&lt;!-- Page content --&gt;</text:p>
      <text:p text:style-name="Standard">&lt;div class="w3-content" style="max-width:1100px;"&gt;</text:p>
      <text:p text:style-name="Standard"/>
      <text:p text:style-name="Standard"><text:s text:c="2"/>&lt;!-- Good offers --&gt;</text:p>
      <text:p text:style-name="Standard"><text:s text:c="2"/>&lt;div class="w3-container w3-margin-top"&gt;</text:p>
      <text:p text:style-name="Standard"><text:s text:c="4"/>&lt;h3&gt;Good Offers Right Now&lt;/h3&gt;</text:p>
      <text:p text:style-name="Standard"><text:s text:c="4"/>&lt;h6&gt;Up to &lt;strong&gt;50%&lt;/strong&gt; discount.&lt;/h6&gt;</text:p>
      <text:p text:style-name="Standard"><text:s text:c="2"/>&lt;/div&gt;</text:p>
      <text:p text:style-name="Standard"><text:s text:c="2"/>&lt;div class="w3-row-padding w3-text-white w3-large"&gt;</text:p>
      <text:p text:style-name="Standard"><text:s text:c="4"/>&lt;div class="w3-half w3-margin-bottom"&gt;</text:p>
      <text:p text:style-name="Standard"><text:s text:c="6"/>&lt;div class="w3-display-container"&gt;</text:p>
      <text:p text:style-name="Standard"><text:s text:c="8"/>&lt;img src="/w3images/cinqueterre.jpg" alt="Cinque Terre" style="width:100%"&gt;</text:p>
      <text:p text:style-name="Standard"><text:s text:c="8"/>&lt;span class="w3-display-bottomleft w3-padding"&gt;Cinque Terre&lt;/span&gt;</text:p>
      <text:p text:style-name="Standard"><text:s text:c="6"/>&lt;/div&gt;</text:p>
      <text:p text:style-name="Standard"><text:s text:c="4"/>&lt;/div&gt;</text:p>
      <text:p text:style-name="Standard"><text:s text:c="4"/>&lt;div class="w3-half"&gt;</text:p>
      <text:p text:style-name="Standard"><text:s text:c="6"/>&lt;div class="w3-row-padding" style="margin:0 -16px"&gt;</text:p>
      <text:p text:style-name="Standard"><text:s text:c="8"/>&lt;div class="w3-half w3-margin-bottom"&gt;</text:p>
      <text:p text:style-name="Standard"><text:s text:c="10"/>&lt;div class="w3-display-container"&gt;</text:p>
      <text:p text:style-name="Standard"><text:s text:c="12"/>&lt;img src="/w3images/newyork2.jpg" alt="New York" style="width:100%"&gt;</text:p>
      <text:p text:style-name="Standard"><text:s text:c="12"/>&lt;span class="w3-display-bottomleft w3-padding"&gt;New York&lt;/span&gt;</text:p>
      <text:p text:style-name="Standard"><text:s text:c="10"/>&lt;/div&gt;</text:p>
      <text:p text:style-name="Standard"><text:s text:c="8"/>&lt;/div&gt;</text:p>
      <text:p text:style-name="Standard"><text:s text:c="8"/>&lt;div class="w3-half w3-margin-bottom"&gt;</text:p>
      <text:p text:style-name="Standard"><text:s text:c="10"/>&lt;div class="w3-display-container"&gt;</text:p>
      <text:p text:style-name="Standard"><text:s text:c="12"/>&lt;img src="/w3images/sanfran.jpg" alt="San Francisco" style="width:100%"&gt;</text:p>
      <text:p text:style-name="Standard"><text:s text:c="12"/>&lt;span class="w3-display-bottomleft w3-padding"&gt;San Francisco&lt;/span&gt;</text:p>
      <text:p text:style-name="Standard"><text:s text:c="10"/>&lt;/div&gt;</text:p>
      <text:p text:style-name="Standard"><text:s text:c="8"/>&lt;/div&gt;</text:p>
      <text:p text:style-name="Standard"><text:s text:c="6"/>&lt;/div&gt;</text:p>
      <text:p text:style-name="Standard"><text:s text:c="6"/>&lt;div class="w3-row-padding" style="margin:0 -16px"&gt;</text:p>
      <text:p text:style-name="Standard"><text:s text:c="8"/>&lt;div class="w3-half w3-margin-bottom"&gt;</text:p>
      <text:p text:style-name="Standard"><text:s text:c="10"/>&lt;div class="w3-display-container"&gt;</text:p>
      <text:p text:style-name="Standard"><text:s text:c="12"/>&lt;img src="/w3images/pisa.jpg" alt="Pisa" style="width:100%"&gt;</text:p>
      <text:p text:style-name="Standard"><text:soft-page-break/><text:s text:c="12"/>&lt;span class="w3-display-bottomleft w3-padding"&gt;Pisa&lt;/span&gt;</text:p>
      <text:p text:style-name="Standard"><text:s text:c="10"/>&lt;/div&gt;</text:p>
      <text:p text:style-name="Standard"><text:s text:c="8"/>&lt;/div&gt;</text:p>
      <text:p text:style-name="Standard"><text:s text:c="8"/>&lt;div class="w3-half w3-margin-bottom"&gt;</text:p>
      <text:p text:style-name="Standard"><text:s text:c="10"/>&lt;div class="w3-display-container"&gt;</text:p>
      <text:p text:style-name="Standard"><text:s text:c="12"/>&lt;img src="/w3images/paris.jpg" alt="Paris" style="width:100%"&gt;</text:p>
      <text:p text:style-name="Standard"><text:s text:c="12"/>&lt;span class="w3-display-bottomleft w3-padding"&gt;Paris&lt;/span&gt;</text:p>
      <text:p text:style-name="Standard"><text:s text:c="10"/>&lt;/div&gt;</text:p>
      <text:p text:style-name="Standard"><text:s text:c="8"/>&lt;/div&gt;</text:p>
      <text:p text:style-name="Standard"><text:s text:c="6"/>&lt;/div&gt;</text:p>
      <text:p text:style-name="Standard"><text:s text:c="4"/>&lt;/div&gt;</text:p>
      <text:p text:style-name="Standard"><text:s text:c="2"/>&lt;/div&gt;</text:p>
      <text:p text:style-name="Standard"/>
      <text:p text:style-name="Standard"><text:s text:c="2"/>&lt;!-- Explore Nature --&gt;</text:p>
      <text:p text:style-name="Standard"><text:s text:c="2"/>&lt;div class="w3-container"&gt;</text:p>
      <text:p text:style-name="Standard"><text:s text:c="4"/>&lt;h3&gt;Explore Nature&lt;/h3&gt;</text:p>
      <text:p text:style-name="Standard"><text:s text:c="4"/>&lt;p&gt;Travel with us and see nature at its finest.&lt;/p&gt;</text:p>
      <text:p text:style-name="Standard"><text:s text:c="2"/>&lt;/div&gt;</text:p>
      <text:p text:style-name="Standard"><text:s text:c="2"/>&lt;div class="w3-row-padding"&gt;</text:p>
      <text:p text:style-name="Standard"><text:s text:c="4"/>&lt;div class="w3-half w3-margin-bottom"&gt;</text:p>
      <text:p text:style-name="Standard"><text:s text:c="6"/>&lt;img src="/w3images/ocean2.jpg" alt="Norway" style="width:100%"&gt;</text:p>
      <text:p text:style-name="Standard"><text:s text:c="6"/>&lt;div class="w3-container w3-white"&gt;</text:p>
      <text:p text:style-name="Standard"><text:s text:c="8"/>&lt;h3&gt;West Coast, Norway&lt;/h3&gt;</text:p>
      <text:p text:style-name="Standard"><text:s text:c="8"/>&lt;p class="w3-opacity"&gt;Roundtrip from $79&lt;/p&gt;</text:p>
      <text:p text:style-name="Standard"><text:s text:c="8"/>&lt;p&gt;Praesent tincidunt sed tellus ut rutrum sed vitae justo.&lt;/p&gt;</text:p>
      <text:p text:style-name="Standard"><text:s text:c="8"/>&lt;button class="w3-button w3-margin-bottom"&gt;Buy Tickets&lt;/button&gt;</text:p>
      <text:p text:style-name="Standard"><text:s text:c="6"/>&lt;/div&gt;</text:p>
      <text:p text:style-name="Standard"><text:s text:c="4"/>&lt;/div&gt;</text:p>
      <text:p text:style-name="Standard"><text:s text:c="4"/>&lt;div class="w3-half w3-margin-bottom"&gt;</text:p>
      <text:p text:style-name="Standard"><text:s text:c="6"/>&lt;img src="/w3images/mountains2.jpg" alt="Austria" style="width:100%"&gt;</text:p>
      <text:p text:style-name="Standard"><text:s text:c="6"/>&lt;div class="w3-container w3-white"&gt;</text:p>
      <text:p text:style-name="Standard"><text:s text:c="8"/>&lt;h3&gt;Mountains, Austria&lt;/h3&gt;</text:p>
      <text:p text:style-name="Standard"><text:s text:c="8"/>&lt;p class="w3-opacity"&gt;One-way from $39&lt;/p&gt;</text:p>
      <text:p text:style-name="Standard"><text:s text:c="8"/>&lt;p&gt;Praesent tincidunt sed tellus ut rutrum sed vitae justo.&lt;/p&gt;</text:p>
      <text:p text:style-name="Standard"><text:s text:c="8"/>&lt;button class="w3-button w3-margin-bottom"&gt;Buy Tickets&lt;/button&gt;</text:p>
      <text:p text:style-name="Standard"><text:s text:c="6"/>&lt;/div&gt;</text:p>
      <text:p text:style-name="Standard"><text:s text:c="4"/>&lt;/div&gt;</text:p>
      <text:p text:style-name="Standard"><text:s text:c="2"/>&lt;/div&gt;</text:p>
      <text:p text:style-name="Standard"/>
      <text:p text:style-name="Standard"><text:s text:c="2"/>&lt;!-- Newsletter --&gt;</text:p>
      <text:p text:style-name="Standard"><text:s text:c="2"/>&lt;div class="w3-container"&gt;</text:p>
      <text:p text:style-name="Standard"><text:s text:c="4"/>&lt;div class="w3-panel w3-padding-16 w3-black w3-opacity w3-card w3-hover-opacity-off"&gt;</text:p>
      <text:p text:style-name="Standard"><text:s text:c="6"/>&lt;h2&gt;Get the best offers first!&lt;/h2&gt;</text:p>
      <text:p text:style-name="Standard"><text:s text:c="6"/>&lt;p&gt;Join our newsletter.&lt;/p&gt;</text:p>
      <text:p text:style-name="Standard"><text:s text:c="6"/>&lt;label&gt;E-mail&lt;/label&gt;</text:p>
      <text:p text:style-name="Standard"><text:s text:c="6"/>&lt;input class="w3-input w3-border" type="text" placeholder="Your Email address"&gt;</text:p>
      <text:p text:style-name="Standard"><text:s text:c="6"/>&lt;button type="button" class="w3-button w3-red w3-margin-top"&gt;Subscribe&lt;/button&gt;</text:p>
      <text:p text:style-name="Standard"><text:s text:c="4"/>&lt;/div&gt;</text:p>
      <text:p text:style-name="Standard"><text:s text:c="2"/>&lt;/div&gt;</text:p>
      <text:p text:style-name="Standard"><text:s text:c="2"/></text:p>
      <text:p text:style-name="Standard"><text:s text:c="2"/>&lt;!-- Contact --&gt;</text:p>
      <text:p text:style-name="Standard"><text:s text:c="2"/>&lt;div class="w3-container"&gt;</text:p>
      <text:p text:style-name="Standard"><text:soft-page-break/><text:s text:c="4"/>&lt;h2&gt;Contact&lt;/h2&gt;</text:p>
      <text:p text:style-name="Standard"><text:s text:c="4"/>&lt;p&gt;Let us book your next trip!&lt;/p&gt;</text:p>
      <text:p text:style-name="Standard"><text:s text:c="4"/>&lt;i class="fa fa-map-marker" style="width:30px"&gt;&lt;/i&gt; Chicago, US&lt;br&gt;</text:p>
      <text:p text:style-name="Standard"><text:s text:c="4"/>&lt;i class="fa fa-phone" style="width:30px"&gt;&lt;/i&gt; Phone: +00 151515&lt;br&gt;</text:p>
      <text:p text:style-name="Standard"><text:s text:c="4"/>&lt;i class="fa fa-envelope" style="width:30px"&gt; &lt;/i&gt; Email: mail@mail.com&lt;br&gt;</text:p>
      <text:p text:style-name="Standard"><text:s text:c="4"/>&lt;form action="/action_page.php" target="_blank"&gt;</text:p>
      <text:p text:style-name="Standard"><text:s text:c="6"/>&lt;p&gt;&lt;input class="w3-input w3-padding-16 w3-border" type="text" placeholder="Name" required name="Name"&gt;&lt;/p&gt;</text:p>
      <text:p text:style-name="Standard"><text:s text:c="6"/>&lt;p&gt;&lt;input class="w3-input w3-padding-16 w3-border" type="text" placeholder="Email" required name="Email"&gt;&lt;/p&gt;</text:p>
      <text:p text:style-name="Standard"><text:s text:c="6"/>&lt;p&gt;&lt;input class="w3-input w3-padding-16 w3-border" type="text" placeholder="Message" required name="Message"&gt;&lt;/p&gt;</text:p>
      <text:p text:style-name="Standard"><text:s text:c="6"/>&lt;p&gt;&lt;button class="w3-button w3-black w3-padding-large" type="submit"&gt;SEND MESSAGE&lt;/button&gt;&lt;/p&gt;</text:p>
      <text:p text:style-name="Standard"><text:s text:c="4"/>&lt;/form&gt;</text:p>
      <text:p text:style-name="Standard"><text:s text:c="2"/>&lt;/div&gt;</text:p>
      <text:p text:style-name="Standard"><text:s text:c="2"/></text:p>
      <text:p text:style-name="Standard">&lt;!-- End page content --&gt;</text:p>
      <text:p text:style-name="Standard">&lt;/div&gt;</text:p>
      <text:p text:style-name="Standard"/>
      <text:p text:style-name="Standard">&lt;!-- Footer --&gt;</text:p>
      <text:p text:style-name="Standard">&lt;footer class="w3-container w3-center w3-opacity w3-margin-bottom"&gt;</text:p>
      <text:p text:style-name="Standard"><text:s text:c="2"/>&lt;h5&gt;Find Us On&lt;/h5&gt;</text:p>
      <text:p text:style-name="Standard"><text:s text:c="2"/>&lt;div class="w3-xlarge w3-padding-16"&gt;</text:p>
      <text:p text:style-name="Standard"><text:s text:c="4"/>&lt;i class="fa fa-facebook-official w3-hover-opacity"&gt;&lt;/i&gt;</text:p>
      <text:p text:style-name="Standard"><text:s text:c="4"/>&lt;i class="fa fa-instagram w3-hover-opacity"&gt;&lt;/i&gt;</text:p>
      <text:p text:style-name="Standard"><text:s text:c="4"/>&lt;i class="fa fa-snapchat w3-hover-opacity"&gt;&lt;/i&gt;</text:p>
      <text:p text:style-name="Standard"><text:s text:c="4"/>&lt;i class="fa fa-pinterest-p w3-hover-opacity"&gt;&lt;/i&gt;</text:p>
      <text:p text:style-name="Standard"><text:s text:c="4"/>&lt;i class="fa fa-twitter w3-hover-opacity"&gt;&lt;/i&gt;</text:p>
      <text:p text:style-name="Standard"><text:s text:c="4"/>&lt;i class="fa fa-linkedin w3-hover-opacity"&gt;&lt;/i&gt;</text:p>
      <text:p text:style-name="Standard"><text:s text:c="2"/>&lt;/div&gt;</text:p>
      <text:p text:style-name="Standard"><text:s text:c="2"/>&lt;p&gt;Powered by &lt;a href="https://www.w3schools.com/w3css/default.asp" target="_blank" class="w3-hover-text-green"&gt;w3.css&lt;/a&gt;&lt;/p&gt;</text:p>
      <text:p text:style-name="Standard">&lt;/footer&gt;</text:p>
      <text:p text:style-name="Standard"/>
      <text:p text:style-name="Standard">&lt;script&gt;</text:p>
      <text:p text:style-name="Standard">// Tabs</text:p>
      <text:p text:style-name="Standard">function openLink(evt, linkName) {</text:p>
      <text:p text:style-name="Standard"><text:s text:c="2"/>var i, x, tablinks;</text:p>
      <text:p text:style-name="Standard"><text:s text:c="2"/>x = document.getElementsByClassName("myLink");</text:p>
      <text:p text:style-name="Standard"><text:s text:c="2"/>for (i = 0; i &lt; x.length; i++) {</text:p>
      <text:p text:style-name="Standard"><text:s text:c="4"/>x[i].style.display = "none";</text:p>
      <text:p text:style-name="Standard"><text:s text:c="2"/>}</text:p>
      <text:p text:style-name="Standard"><text:s text:c="2"/>tablinks = document.getElementsByClassName("tablink");</text:p>
      <text:p text:style-name="Standard"><text:s text:c="2"/>for (i = 0; i &lt; x.length; i++) {</text:p>
      <text:p text:style-name="Standard"><text:s text:c="4"/>tablinks[i].className = tablinks[i].className.replace(" w3-red", "");</text:p>
      <text:p text:style-name="Standard"><text:s text:c="2"/>}</text:p>
      <text:p text:style-name="Standard"><text:s text:c="2"/>document.getElementById(linkName).style.display = "block";</text:p>
      <text:p text:style-name="Standard"><text:s text:c="2"/>evt.currentTarget.className += " w3-red";</text:p>
      <text:p text:style-name="Standard">}</text:p>
      <text:p text:style-name="Standard"/>
      <text:p text:style-name="Standard">// Click on the first tablink on load</text:p>
      <text:p text:style-name="Standard"><text:soft-page-break/>document.getElementsByClassName("tablink")[0].click()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3:28:23.086304387</meta:creation-date>
    <dc:date>2019-02-24T23:28:41.734932321</dc:date>
    <meta:editing-duration>PT18S</meta:editing-duration>
    <meta:editing-cycles>1</meta:editing-cycles>
    <meta:document-statistic meta:table-count="0" meta:image-count="0" meta:object-count="0" meta:page-count="5" meta:paragraph-count="187" meta:word-count="661" meta:character-count="8232" meta:non-whitespace-character-count="6934"/>
    <meta:generator>LibreOffice/6.0.7.3$Linux_X86_64 LibreOffice_project/00m0$Build-3</meta:generator>
  </office:meta>
</office:document-meta>
</file>